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표1" style:family="table">
      <style:table-properties style:width="25.691cm" fo:margin-left="-1.217cm" fo:margin-right="-0.314cm" fo:margin-top="0cm" fo:margin-bottom="0cm" table:align="margins" style:writing-mode="lr-tb"/>
    </style:style>
    <style:style style:name="표1.A" style:family="table-column">
      <style:table-column-properties style:column-width="3.122cm" style:rel-column-width="7964*"/>
    </style:style>
    <style:style style:name="표1.B" style:family="table-column">
      <style:table-column-properties style:column-width="1.349cm" style:rel-column-width="3442*"/>
    </style:style>
    <style:style style:name="표1.C" style:family="table-column">
      <style:table-column-properties style:column-width="2.09cm" style:rel-column-width="5331*"/>
    </style:style>
    <style:style style:name="표1.D" style:family="table-column">
      <style:table-column-properties style:column-width="6.509cm" style:rel-column-width="16603*"/>
    </style:style>
    <style:style style:name="표1.E" style:family="table-column">
      <style:table-column-properties style:column-width="2.91cm" style:rel-column-width="7424*"/>
    </style:style>
    <style:style style:name="표1.F" style:family="table-column">
      <style:table-column-properties style:column-width="2.434cm" style:rel-column-width="6209*"/>
    </style:style>
    <style:style style:name="표1.G" style:family="table-column">
      <style:table-column-properties style:column-width="3.096cm" style:rel-column-width="7896*"/>
    </style:style>
    <style:style style:name="표1.H" style:family="table-column">
      <style:table-column-properties style:column-width="1.482cm" style:rel-column-width="3779*"/>
    </style:style>
    <style:style style:name="표1.I" style:family="table-column">
      <style:table-column-properties style:column-width="2.701cm" style:rel-column-width="6887*"/>
    </style:style>
    <style:style style:name="표1.1" style:family="table-row">
      <style:table-row-properties style:keep-together="true" fo:keep-together="auto"/>
    </style:style>
    <style:style style:name="표1.A1" style:family="table-cell">
      <style:table-cell-properties fo:background-color="#dbe5f1" fo:padding-left="0.191cm" fo:padding-right="0.191cm" fo:padding-top="0cm" fo:padding-bottom="0cm" fo:border="0.018cm solid #000001">
        <style:background-image/>
      </style:table-cell-properties>
    </style:style>
    <style:style style:name="표1.H1" style:family="table-cell">
      <style:table-cell-properties fo:background-color="#dbe5f1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표1.A2" style:family="table-cell" style:data-style-name="N147">
      <style:table-cell-properties fo:padding-left="0.191cm" fo:padding-right="0.191cm" fo:padding-top="0cm" fo:padding-bottom="0cm" fo:border="0.018cm solid #000001"/>
    </style:style>
    <style:style style:name="표1.B2" style:family="table-cell">
      <style:table-cell-properties fo:padding-left="0.191cm" fo:padding-right="0.191cm" fo:padding-top="0cm" fo:padding-bottom="0cm" fo:border="0.018cm solid #000001"/>
    </style:style>
    <style:style style:name="표1.H2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표1.A4" style:family="table-cell" style:data-style-name="N147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표1.B4" style:family="table-cell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표1.H4" style:family="table-cell">
      <style:table-cell-properties fo:padding-left="0.191cm" fo:padding-right="0.191cm" fo:padding-top="0cm" fo:padding-bottom="0cm" fo:border-left="0.018cm solid #000001" fo:border-right="none" fo:border-top="none" fo:border-bottom="0.018cm solid #000001"/>
    </style:style>
    <style:style style:name="P1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2" style:family="paragraph" style:parent-style-name="Standard">
      <style:paragraph-properties fo:text-align="center" style:justify-single-word="false"/>
      <style:text-properties fo:font-size="9pt" style:font-size-asian="9pt" style:language-asian="ko" style:country-asian="KR"/>
    </style:style>
    <style:style style:name="P3" style:family="paragraph" style:parent-style-name="Standard">
      <style:paragraph-properties fo:text-align="start" style:justify-single-word="false"/>
      <style:text-properties fo:font-size="9pt" style:font-size-asian="9pt" style:language-asian="ko" style:country-asian="KR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6" style:family="paragraph" style:parent-style-name="Standard">
      <style:paragraph-properties fo:text-align="center" style:justify-single-word="false"/>
      <style:text-properties fo:font-size="9pt" style:font-size-asian="9pt" style:language-asian="ko" style:country-asian="KR"/>
    </style:style>
    <style:style style:name="P7" style:family="paragraph" style:parent-style-name="Standard">
      <style:paragraph-properties fo:text-align="start" style:justify-single-word="false"/>
      <style:text-properties fo:font-size="9pt" style:font-size-asian="9pt" style:language-asian="ko" style:country-asian="KR"/>
    </style:style>
    <style:style style:name="T1" style:family="text">
      <style:text-properties style:language-asian="ko" style:country-asian="KR"/>
    </style:style>
    <number:date-style style:name="N147">
      <number:year number:style="long"/>
      <number:text>년 </number:text>
      <number:month/>
      <number:text>월 </number:text>
      <number:day/>
      <number:text>일</number:text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Standard"/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E"/>
        <table:table-column table:style-name="표1.F"/>
        <table:table-column table:style-name="표1.G"/>
        <table:table-column table:style-name="표1.H"/>
        <table:table-column table:style-name="표1.I"/>
        <table:table-row table:style-name="표1.1">
          <table:table-cell table:style-name="표1.A1" office:value-type="string">
            <text:p text:style-name="P1">발견일자</text:p>
          </table:table-cell>
          <table:table-cell table:style-name="표1.A1" office:value-type="string">
            <text:p text:style-name="P1">발견자</text:p>
          </table:table-cell>
          <table:table-cell table:style-name="표1.A1" office:value-type="string">
            <text:p text:style-name="P1">영향</text:p>
            <text:p text:style-name="P1">(심각도)</text:p>
          </table:table-cell>
          <table:table-cell table:style-name="표1.A1" office:value-type="string">
            <text:p text:style-name="P1">상세내용</text:p>
          </table:table-cell>
          <table:table-cell table:style-name="표1.A1" office:value-type="string">
            <text:p text:style-name="P1">결함</text:p>
            <text:p text:style-name="P1">유입단계</text:p>
          </table:table-cell>
          <table:table-cell table:style-name="표1.A1" office:value-type="string">
            <text:p text:style-name="P1">결함 유형</text:p>
          </table:table-cell>
          <table:table-cell table:style-name="표1.A1" office:value-type="string">
            <text:p text:style-name="P1">시정조치</text:p>
            <text:p text:style-name="P1">예정일</text:p>
          </table:table-cell>
          <table:table-cell table:style-name="표1.H1" office:value-type="string">
            <text:p text:style-name="P1">수정 담당자</text:p>
          </table:table-cell>
          <table:table-cell table:style-name="표1.A1" office:value-type="string">
            <text:p text:style-name="P2">재테스트결과(실행조치)</text:p>
          </table:table-cell>
        </table:table-row>
        <table:table-row table:style-name="표1.1">
          <table:table-cell table:style-name="표1.A2" office:value-type="date" office:date-value="2019-09-02">
            <text:p text:style-name="P1">2019년 9월 2일</text:p>
          </table:table-cell>
          <table:table-cell table:style-name="표1.B2" office:value-type="string">
            <text:p text:style-name="P2">김수현</text:p>
          </table:table-cell>
          <table:table-cell table:style-name="표1.B2" office:value-type="string">
            <text:p text:style-name="P2">심각</text:p>
          </table:table-cell>
          <table:table-cell table:style-name="표1.B2" office:value-type="string">
            <text:p text:style-name="P3">회원 가입 DB insert </text:p>
          </table:table-cell>
          <table:table-cell table:style-name="표1.B2" office:value-type="string">
            <text:p text:style-name="P2">코딩 시</text:p>
          </table:table-cell>
          <table:table-cell table:style-name="표1.B2" office:value-type="string">
            <text:p text:style-name="P2">DB insert</text:p>
          </table:table-cell>
          <table:table-cell table:style-name="표1.A2" office:value-type="date" office:date-value="2019-09-03">
            <text:p text:style-name="P1">2019년 9월 3일</text:p>
          </table:table-cell>
          <table:table-cell table:style-name="표1.H2" office:value-type="string">
            <text:p text:style-name="P2">김수현</text:p>
          </table:table-cell>
          <table:table-cell table:style-name="표1.B2" office:value-type="string">
            <text:p text:style-name="P2">정상 작동</text:p>
          </table:table-cell>
        </table:table-row>
        <table:table-row table:style-name="표1.1">
          <table:table-cell table:style-name="표1.A2" office:value-type="date" office:date-value="2019-09-04">
            <text:p text:style-name="P1">2019년 9월 4일</text:p>
          </table:table-cell>
          <table:table-cell table:style-name="표1.B2" office:value-type="string">
            <text:p text:style-name="P2">김수현</text:p>
          </table:table-cell>
          <table:table-cell table:style-name="표1.B2" office:value-type="string">
            <text:p text:style-name="P2">경고</text:p>
          </table:table-cell>
          <table:table-cell table:style-name="표1.B2" office:value-type="string">
            <text:p text:style-name="P3">로그인 버튼을 눌렀을 때 로그인 처리 안됨</text:p>
          </table:table-cell>
          <table:table-cell table:style-name="표1.B2" office:value-type="string">
            <text:p text:style-name="P2">코딩 시</text:p>
          </table:table-cell>
          <table:table-cell table:style-name="표1.B2" office:value-type="string">
            <text:p text:style-name="P2">로그인 처리</text:p>
          </table:table-cell>
          <table:table-cell table:style-name="표1.A2" office:value-type="date" office:date-value="2019-09-04">
            <text:p text:style-name="P1">2019년 9월 4일</text:p>
          </table:table-cell>
          <table:table-cell table:style-name="표1.H2" office:value-type="string">
            <text:p text:style-name="P2">김수현</text:p>
          </table:table-cell>
          <table:table-cell table:style-name="표1.B2" office:value-type="string">
            <text:p text:style-name="P1"><text:s/><text:span text:style-name="T1">정상 작동</text:span></text:p>
          </table:table-cell>
        </table:table-row>
        <table:table-row table:style-name="표1.1">
          <table:table-cell table:style-name="표1.A4" office:value-type="date" office:date-value="2019-09-04">
            <text:p text:style-name="P1">2019년 9월 4일</text:p>
          </table:table-cell>
          <table:table-cell table:style-name="표1.B4" office:value-type="string">
            <text:p text:style-name="P2">김수현</text:p>
          </table:table-cell>
          <table:table-cell table:style-name="표1.B4" office:value-type="string">
            <text:p text:style-name="P2">경고</text:p>
          </table:table-cell>
          <table:table-cell table:style-name="표1.B4" office:value-type="string">
            <text:p text:style-name="P3">회원 가입 정규식 오류</text:p>
          </table:table-cell>
          <table:table-cell table:style-name="표1.B4" office:value-type="string">
            <text:p text:style-name="P2">코딩 시</text:p>
          </table:table-cell>
          <table:table-cell table:style-name="표1.B4" office:value-type="string">
            <text:p text:style-name="P2">회원 가입</text:p>
          </table:table-cell>
          <table:table-cell table:style-name="표1.A4" office:value-type="date" office:date-value="2019-09-05">
            <text:p text:style-name="P1">2019년 9월 5일</text:p>
          </table:table-cell>
          <table:table-cell table:style-name="표1.H4" office:value-type="string">
            <text:p text:style-name="P2">김수현</text:p>
          </table:table-cell>
          <table:table-cell table:style-name="표1.B4" office:value-type="string">
            <text:p text:style-name="P2">정상 작동</text:p>
          </table:table-cell>
        </table:table-row>
        <table:table-row table:style-name="표1.1">
          <table:table-cell table:style-name="표1.A2" office:value-type="date" office:date-value="2019-09-06">
            <text:p text:style-name="P1">2019년 9월 6일</text:p>
          </table:table-cell>
          <table:table-cell table:style-name="표1.B2" office:value-type="string">
            <text:p text:style-name="P2">김수현</text:p>
          </table:table-cell>
          <table:table-cell table:style-name="표1.B2" office:value-type="string">
            <text:p text:style-name="P2">경고</text:p>
          </table:table-cell>
          <table:table-cell table:style-name="표1.B2" office:value-type="string">
            <text:p text:style-name="P3">정보 수정에서 정규식 오류</text:p>
          </table:table-cell>
          <table:table-cell table:style-name="표1.B2" office:value-type="string">
            <text:p text:style-name="P2">코딩 시</text:p>
          </table:table-cell>
          <table:table-cell table:style-name="표1.B2" office:value-type="string">
            <text:p text:style-name="P2">정보 수정</text:p>
          </table:table-cell>
          <table:table-cell table:style-name="표1.A2" office:value-type="date" office:date-value="2019-09-09">
            <text:p text:style-name="P1">2019년 9월 9일</text:p>
          </table:table-cell>
          <table:table-cell table:style-name="표1.H2" office:value-type="string">
            <text:p text:style-name="P2">김수현</text:p>
          </table:table-cell>
          <table:table-cell table:style-name="표1.B2" office:value-type="string">
            <text:p text:style-name="P2">정상 작동</text:p>
          </table:table-cell>
        </table:table-row>
        <table:table-row table:style-name="표1.1">
          <table:table-cell table:style-name="표1.A2" office:value-type="date" office:date-value="2019-09-10">
            <text:p text:style-name="P1">2019년 9월 10일</text:p>
          </table:table-cell>
          <table:table-cell table:style-name="표1.B2" office:value-type="string">
            <text:p text:style-name="P2">김수현</text:p>
          </table:table-cell>
          <table:table-cell table:style-name="표1.B2" office:value-type="string">
            <text:p text:style-name="P2">심각</text:p>
          </table:table-cell>
          <table:table-cell table:style-name="표1.B2" office:value-type="string">
            <text:p text:style-name="P3">임시 비밀번호 발급에서 메일 전송이 안됨</text:p>
          </table:table-cell>
          <table:table-cell table:style-name="표1.B2" office:value-type="string">
            <text:p text:style-name="P2">코딩 시</text:p>
          </table:table-cell>
          <table:table-cell table:style-name="표1.B2" office:value-type="string">
            <text:p text:style-name="P2">메일 전송</text:p>
          </table:table-cell>
          <table:table-cell table:style-name="표1.A2" office:value-type="date" office:date-value="2019-09-10">
            <text:p text:style-name="P1">2019년 9월 10일</text:p>
          </table:table-cell>
          <table:table-cell table:style-name="표1.H2" office:value-type="string">
            <text:p text:style-name="P2">김수현</text:p>
          </table:table-cell>
          <table:table-cell table:style-name="표1.B2" office:value-type="string">
            <text:p text:style-name="P2">정상 작동</text:p>
          </table:table-cell>
        </table:table-row>
        <table:table-row table:style-name="표1.1">
          <table:table-cell table:style-name="표1.A2" office:value-type="date" office:date-value="2019-09-11">
            <text:p text:style-name="P1">2019년 9월 11일</text:p>
          </table:table-cell>
          <table:table-cell table:style-name="표1.B2" office:value-type="string">
            <text:p text:style-name="P2">김수현</text:p>
          </table:table-cell>
          <table:table-cell table:style-name="표1.B2" office:value-type="string">
            <text:p text:style-name="P2">경고</text:p>
          </table:table-cell>
          <table:table-cell table:style-name="표1.B2" office:value-type="string">
            <text:p text:style-name="P3">회원 비활성화 상태 업데이트가 안됨</text:p>
          </table:table-cell>
          <table:table-cell table:style-name="표1.B2" office:value-type="string">
            <text:p text:style-name="P2">코딩 시</text:p>
          </table:table-cell>
          <table:table-cell table:style-name="표1.B2" office:value-type="string">
            <text:p text:style-name="P2">회원 탈퇴</text:p>
          </table:table-cell>
          <table:table-cell table:style-name="표1.A2" office:value-type="date" office:date-value="2019-09-11">
            <text:p text:style-name="P1">2019년 9월 11일</text:p>
          </table:table-cell>
          <table:table-cell table:style-name="표1.H2" office:value-type="string">
            <text:p text:style-name="P2">김수현</text:p>
          </table:table-cell>
          <table:table-cell table:style-name="표1.B2" office:value-type="string">
            <text:p text:style-name="P2">정상 작동</text:p>
          </table:table-cell>
        </table:table-row>
        <table:table-row table:style-name="표1.1">
          <table:table-cell table:style-name="표1.A2" office:value-type="date" office:date-value="2019-09-24">
            <text:p text:style-name="P1">2019년 9월 24일</text:p>
          </table:table-cell>
          <table:table-cell table:style-name="표1.B2" office:value-type="string">
            <text:p text:style-name="P2">김수현</text:p>
          </table:table-cell>
          <table:table-cell table:style-name="표1.B2" office:value-type="string">
            <text:p text:style-name="P2">경고</text:p>
          </table:table-cell>
          <table:table-cell table:style-name="표1.B2" office:value-type="string">
            <text:p text:style-name="P3">내 이용 정보 주문 금액 출력 안됨</text:p>
          </table:table-cell>
          <table:table-cell table:style-name="표1.B2" office:value-type="string">
            <text:p text:style-name="P2">코딩 시</text:p>
          </table:table-cell>
          <table:table-cell table:style-name="표1.B2" office:value-type="string">
            <text:p text:style-name="P2">내 이용 정보</text:p>
          </table:table-cell>
          <table:table-cell table:style-name="표1.A2" office:value-type="date" office:date-value="2019-09-24">
            <text:p text:style-name="P1">2019년 9월 24일</text:p>
          </table:table-cell>
          <table:table-cell table:style-name="표1.H2" office:value-type="string">
            <text:p text:style-name="P2">김수현</text:p>
          </table:table-cell>
          <table:table-cell table:style-name="표1.B2" office:value-type="string">
            <text:p text:style-name="P2">정상 작동</text:p>
          </table:table-cell>
        </table:table-row>
        <table:table-row table:style-name="표1.1">
          <table:table-cell table:style-name="표1.A2" office:value-type="date" office:date-value="2019-09-25">
            <text:p text:style-name="P1">2019년 9월 25일</text:p>
          </table:table-cell>
          <table:table-cell table:style-name="표1.B2" office:value-type="string">
            <text:p text:style-name="P2">김수현</text:p>
          </table:table-cell>
          <table:table-cell table:style-name="표1.B2" office:value-type="string">
            <text:p text:style-name="P2">심각</text:p>
          </table:table-cell>
          <table:table-cell table:style-name="표1.B2" office:value-type="string">
            <text:p text:style-name="P3">내 이용 정보 페이지 처리 </text:p>
          </table:table-cell>
          <table:table-cell table:style-name="표1.B2" office:value-type="string">
            <text:p text:style-name="P2">코딩 시</text:p>
          </table:table-cell>
          <table:table-cell table:style-name="표1.B2" office:value-type="string">
            <text:p text:style-name="P2">내 이용 정보</text:p>
          </table:table-cell>
          <table:table-cell table:style-name="표1.A2" office:value-type="date" office:date-value="2019-09-26">
            <text:p text:style-name="P1">2019년 9월 26일</text:p>
          </table:table-cell>
          <table:table-cell table:style-name="표1.H2" office:value-type="string">
            <text:p text:style-name="P2">김수현</text:p>
          </table:table-cell>
          <table:table-cell table:style-name="표1.B2" office:value-type="string">
            <text:p text:style-name="P2">정상 작동</text:p>
          </table:table-cell>
        </table:table-row>
        <table:table-row table:style-name="표1.1">
          <table:table-cell table:style-name="표1.A4" office:value-type="date" office:date-value="2019-10-01">
            <text:p text:style-name="P1">2019년 10월 1일</text:p>
          </table:table-cell>
          <table:table-cell table:style-name="표1.B4" office:value-type="string">
            <text:p text:style-name="P2">김수현</text:p>
          </table:table-cell>
          <table:table-cell table:style-name="표1.B4" office:value-type="string">
            <text:p text:style-name="P2">심각</text:p>
          </table:table-cell>
          <table:table-cell table:style-name="표1.B4" office:value-type="string">
            <text:p text:style-name="P3">내 이용 정보 목록 출력 및 페이지 처리</text:p>
          </table:table-cell>
          <table:table-cell table:style-name="표1.B4" office:value-type="string">
            <text:p text:style-name="P2">코딩 시</text:p>
          </table:table-cell>
          <table:table-cell table:style-name="표1.B4" office:value-type="string">
            <text:p text:style-name="P2">내 이용 정보</text:p>
          </table:table-cell>
          <table:table-cell table:style-name="표1.A4" office:value-type="date" office:date-value="2019-10-01">
            <text:p text:style-name="P1">2019년 10월 1일</text:p>
          </table:table-cell>
          <table:table-cell table:style-name="표1.H4" office:value-type="string">
            <text:p text:style-name="P2">김수현</text:p>
          </table:table-cell>
          <table:table-cell table:style-name="표1.B4" office:value-type="string">
            <text:p text:style-name="P2">정삭 작동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11cm" style:writing-mode="lr-tb"/>
      <style:text-properties style:use-window-font-color="true" style:font-name="맑은 고딕" fo:font-size="10pt" fo:language="en" fo:country="US" style:letter-kerning="true" style:font-name-asian="바탕" style:font-size-asian="10pt" style:language-asian="ko" style:country-asian="KR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0" fo:widows="0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411cm" fo:margin-right="0cm" fo:text-indent="0cm" style:auto-text-indent="false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머리글_20_Char" style:display-name="머리글 Char" style:family="text" style:parent-style-name="Default_20_Paragraph_20_Font"/>
    <style:style style:name="바닥글_20_Char" style:display-name="바닥글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3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</meta:initial-creator>
    <dc:creator>수현 김</dc:creator>
    <meta:editing-cycles>18</meta:editing-cycles>
    <meta:creation-date>2019-01-07T02:45:00</meta:creation-date>
    <dc:date>2019-10-01T17:22:59.68</dc:date>
    <meta:editing-duration>PT21M52S</meta:editing-duration>
    <meta:generator>OpenOffice/4.1.1$Win32 OpenOffice.org_project/411m6$Build-9775</meta:generator>
    <meta:document-statistic meta:table-count="1" meta:image-count="0" meta:object-count="0" meta:page-count="1" meta:paragraph-count="93" meta:word-count="446" meta:character-count="63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